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officeooo:rsid="0019ea2f" officeooo:paragraph-rsid="0019ea2f"/>
    </style:style>
    <style:style style:name="P3" style:family="paragraph" style:parent-style-name="Footnote">
      <style:text-properties officeooo:rsid="0016e3c6" officeooo:paragraph-rsid="0016e3c6"/>
    </style:style>
    <style:style style:name="P4" style:family="paragraph" style:parent-style-name="Standard">
      <style:paragraph-properties fo:line-height="115%" style:writing-mode="lr-tb"/>
      <style:text-properties officeooo:paragraph-rsid="0019ea2f"/>
    </style:style>
    <style:style style:name="P5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</style:style>
    <style:style style:name="P6" style:family="paragraph" style:parent-style-name="Standard" style:list-style-name="LS2">
      <style:paragraph-properties fo:margin-top="0in" fo:margin-bottom="0in" style:contextual-spacing="false" fo:line-height="115%" fo:break-before="auto" fo:break-after="auto" style:writing-mode="lr-tb"/>
    </style:style>
    <style:style style:name="P7" style:family="paragraph" style:parent-style-name="Standard" style:list-style-name="LS4">
      <style:paragraph-properties fo:margin-top="0in" fo:margin-bottom="0in" style:contextual-spacing="false" fo:line-height="115%" fo:break-before="auto" fo:break-after="auto" style:writing-mode="lr-tb"/>
    </style:style>
    <style:style style:name="P8" style:family="paragraph" style:parent-style-name="Standard" style:list-style-name="LS5">
      <style:paragraph-properties fo:margin-top="0in" fo:margin-bottom="0in" style:contextual-spacing="false" fo:line-height="115%" fo:break-before="auto" fo:break-after="auto" style:writing-mode="lr-tb"/>
    </style:style>
    <style:style style:name="P9" style:family="paragraph" style:parent-style-name="Standard" style:list-style-name="LS6">
      <style:paragraph-properties fo:margin-top="0in" fo:margin-bottom="0in" style:contextual-spacing="false" fo:line-height="115%" fo:break-before="auto" fo:break-after="auto" style:writing-mode="lr-tb"/>
    </style:style>
    <style:style style:name="P10" style:family="paragraph" style:parent-style-name="Standard" style:list-style-name="LS7">
      <style:paragraph-properties fo:margin-top="0in" fo:margin-bottom="0in" style:contextual-spacing="false" fo:line-height="115%" fo:break-before="auto" fo:break-after="auto" style:writing-mode="lr-tb"/>
    </style:style>
    <style:style style:name="P11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rsid="001b9cce" officeooo:paragraph-rsid="001b9cce"/>
    </style:style>
    <style:style style:name="P12" style:family="paragraph" style:parent-style-name="Standard" style:list-style-name="LS2">
      <style:paragraph-properties fo:margin-top="0in" fo:margin-bottom="0in" style:contextual-spacing="false" fo:line-height="115%" style:writing-mode="lr-tb"/>
      <style:text-properties officeooo:rsid="001b9cce" officeooo:paragraph-rsid="001b9cce"/>
    </style:style>
    <style:style style:name="P13" style:family="paragraph" style:parent-style-name="Standard">
      <style:paragraph-properties fo:line-height="115%" fo:break-before="auto" fo:break-after="auto" style:writing-mode="lr-tb"/>
      <style:text-properties officeooo:rsid="001b9cce" officeooo:paragraph-rsid="001b9cce"/>
    </style:style>
    <style:style style:name="P14" style:family="paragraph" style:parent-style-name="Standard">
      <style:paragraph-properties fo:line-height="115%" style:writing-mode="lr-tb"/>
      <style:text-properties officeooo:rsid="001b9cce" officeooo:paragraph-rsid="001b9cce"/>
    </style:style>
    <style:style style:name="P15" style:family="paragraph" style:parent-style-name="Heading_20_1">
      <style:paragraph-properties fo:line-height="115%" fo:break-before="auto" fo:break-after="auto" style:writing-mode="lr-tb"/>
    </style:style>
    <style:style style:name="P16" style:family="paragraph" style:parent-style-name="Heading_20_2">
      <style:paragraph-properties fo:line-height="115%" fo:break-before="auto" fo:break-after="auto" style:writing-mode="lr-tb"/>
    </style:style>
    <style:style style:name="P17" style:family="paragraph" style:parent-style-name="Title" style:master-page-name="Standard">
      <style:paragraph-properties fo:line-height="115%" style:page-number="auto" fo:break-before="auto" fo:break-after="auto" style:writing-mode="lr-tb"/>
    </style:style>
    <style:style style:name="T1" style:family="text">
      <style:text-properties officeooo:rsid="0016e3c6"/>
    </style:style>
    <style:style style:name="T2" style:family="text">
      <style:text-properties officeooo:rsid="0017af28"/>
    </style:style>
    <style:style style:name="T3" style:family="text">
      <style:text-properties officeooo:rsid="00182874"/>
    </style:style>
    <style:style style:name="T4" style:family="text">
      <style:text-properties officeooo:rsid="0019ea2f"/>
    </style:style>
    <style:style style:name="T5" style:family="text">
      <style:text-properties officeooo:rsid="001b9cce"/>
    </style:style>
    <style:style style:name="T6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h.8rq19sif3cnz"/><text:span text:style-name="T2">Iambic </text:span>Electronic Keyer <text:span text:style-name="T2">Utilizing The Arduino Duo</text:span></text:p>
      <text:h text:style-name="P15" text:outline-level="10"><text:bookmark text:name="h.asgwsvujocwf"/>1.0 Overview</text:h>
      <text:p text:style-name="P1">This project defines an electronic keyer based on the Arduino <text:span text:style-name="T1">Duo and is modeled after the Iambic Keyer described in Glen Popiel, KW5GP's book, Arduino Ham Radio</text:span><text:span text:style-name="T1"><text:note text:id="ftn1" text:note-class="footnote"><text:note-citation>1</text:note-citation><text:note-body><text:p text:style-name="P3">Popiel, Glen, KW5GP. “<text:span text:style-name="T3">Arduino Ham Radio – A Radio Amateur's Guid to Open Source Electronics and Microcontroller Projects.” ARRL, 2014</text:span></text:p></text:note-body></text:note></text:span><text:span text:style-name="T1">.</text:span></text:p>
      <text:p text:style-name="P1"/>
      <text:p text:style-name="P13"><text:span text:style-name="T6">REVISIONS</text:span>:</text:p>
      <text:p text:style-name="P14">03/24/2017 JRH Initial publication</text:p>
      <text:h text:style-name="P15" text:outline-level="10"><text:bookmark text:name="h.p56solrj0n6o"/>2.0 Requirements</text:h>
      <text:h text:style-name="P16" text:outline-level="10"><text:bookmark text:name="h.p8td9to4wvzg"/>2.1 General Function</text:h>
      <text:p text:style-name="P1"/>
      <text:h text:style-name="P16" text:outline-level="10"><text:bookmark text:name="h.yfhabmaoj08"/>2.2 Inputs</text:h>
      <text:list xml:id="list3524546629069782777" text:style-name="LS1">
        <text:list-item>
          <text:p text:style-name="P5">Keyer input, two lines, return to ground, with internal pullup to 5 VDC. Connector to user key using stereo audio <text:span text:style-name="T5">3.5 mm</text:span> jack on front panel.</text:p>
        </text:list-item>
        <text:list-item>
          <text:p text:style-name="P5">Power switch for internal battery</text:p>
        </text:list-item>
        <text:list-item>
          <text:p text:style-name="P5">Toggle switch to route key input to output and bypassing the board</text:p>
        </text:list-item>
        <text:list-item>
          <text:p text:style-name="P5">Push button #1, switch to ground</text:p>
        </text:list-item>
        <text:list-item>
          <text:p text:style-name="P11">USB for computer or PS2 keyboard</text:p>
        </text:list-item>
      </text:list>
      <text:p text:style-name="P1"/>
      <text:h text:style-name="P16" text:outline-level="10"><text:bookmark text:name="h.m2dl23drmrjx"/>2.3 Outputs</text:h>
      <text:list xml:id="list1406926619506002035" text:style-name="LS2">
        <text:list-item>
          <text:p text:style-name="P6">Keyer output, two lines, opto isolated to radio (check specs)</text:p>
        </text:list-item>
        <text:list-item>
          <text:p text:style-name="P6">USB connector to computer <text:span text:style-name="T5">or PS2 keyboard</text:span></text:p>
        </text:list-item>
        <text:list-item>
          <text:p text:style-name="P12">External speaker or mic output for rig interface.</text:p>
        </text:list-item>
      </text:list>
      <text:p text:style-name="P1"/>
      <text:h text:style-name="P16" text:outline-level="10"><text:bookmark text:name="h.z5n81b9b4ib8"/>2.4 User Controls</text:h>
      <text:list xml:id="list4427888278303539672" text:style-name="LS4">
        <text:list-item>
          <text:p text:style-name="P7"><text:soft-page-break/>Provide interface to keyer input of ICOM HF rigs.</text:p>
        </text:list-item>
        <text:list-item>
          <text:p text:style-name="P7">Provide input interface to a dual paddle Iambic keyer or straight key.</text:p>
        </text:list-item>
        <text:list-item>
          <text:p text:style-name="P7">Interface to computer USB for programming and GUI</text:p>
        </text:list-item>
        <text:list-item>
          <text:p text:style-name="P7">Obtain power from USB (5 VDC)or an internal 9V battery with regulation to 5 VDC.</text:p>
        </text:list-item>
      </text:list>
      <text:p text:style-name="P1"/>
      <text:h text:style-name="P16" text:outline-level="10"><text:bookmark text:name="h.jj8nw41jcgec"/>2.5 Enclosure</text:h>
      <text:list xml:id="list6165325602515074194" text:style-name="LS5">
        <text:list-item>
          <text:p text:style-name="P8">Lower profile ABS plastic with no slip feet.</text:p>
        </text:list-item>
        <text:list-item>
          <text:p text:style-name="P8">Easy access to internal battery.</text:p>
        </text:list-item>
      </text:list>
      <text:p text:style-name="P1"/>
      <text:h text:style-name="P16" text:outline-level="10"><text:bookmark text:name="h.7c300dk27028"/>2.6 Functions</text:h>
      <text:list xml:id="list6437122060646909840" text:style-name="LS6">
        <text:list-item>
          <text:p text:style-name="P9">Internal speaker for CW sidetone with means to enable or disable.</text:p>
        </text:list-item>
        <text:list-item>
          <text:p text:style-name="P9">Beacon mode to allow a CW message to key an external transmitter with variable rate, code speed, hours of operation (start stop times)</text:p>
        </text:list-item>
        <text:list-item>
          <text:p text:style-name="P9">Provide means <text:span text:style-name="T5">to implement Farnsworth Keying.</text:span></text:p>
        </text:list-item>
        <text:list-item>
          <text:p text:style-name="P9">Provide means to vary code speed in such a way that it is easy to adjust either at high or low speed.</text:p>
        </text:list-item>
        <text:list-item>
          <text:p text:style-name="P9">Provide means to swap dit/dah for lefties.</text:p>
        </text:list-item>
        <text:list-item>
          <text:p text:style-name="P9">Provide means to handle a straight key, iambic paddle key, or bug.</text:p>
        </text:list-item>
      </text:list>
      <text:p text:style-name="P1"/>
      <text:h text:style-name="P16" text:outline-level="10"><text:bookmark text:name="h.4yzu7fz2oph5"/>2.7 Core Components</text:h>
      <text:list xml:id="list3747194739712266413" text:style-name="LS7">
        <text:list-item>
          <text:p text:style-name="P10"/>
        </text:list-item>
      </text:list>
      <text:p text:style-name="P1"/>
      <text:h text:style-name="P15" text:outline-level="10"><text:bookmark text:name="h.gr82dray7n1q"/>3.0 Design</text:h>
      <text:p text:style-name="P1"/>
      <text:h text:style-name="P16" text:outline-level="10"/>
      <text:p text:style-name="P2">Materials List</text:p>
      <text:p text:style-name="P4"><text:span text:style-name="T4">Enclosure - </text:span><text:a xlink:type="simple" xlink:href="https://solarbotics.com/product/60105/"><text:span text:style-name="T4">https://solarbotics.com/product/60105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335in" fo:margin-bottom="0.0835in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style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style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25in" text:min-label-width="0.25in"/>
      </text:list-level-style-number>
      <text:list-level-style-number text:level="2" text:style-name="List2Level1" style:num-suffix="." style:num-format="a">
        <style:list-level-properties text:space-before="0.75in" text:min-label-width="0.25in"/>
      </text:list-level-style-number>
      <text:list-level-style-number text:level="3" text:style-name="List2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2Level3" style:num-suffix="." style:num-format="1">
        <style:list-level-properties text:space-before="1.75in" text:min-label-width="0.25in"/>
      </text:list-level-style-number>
      <text:list-level-style-number text:level="5" text:style-name="List2Level4" style:num-suffix="." style:num-format="a">
        <style:list-level-properties text:space-before="2.25in" text:min-label-width="0.25in"/>
      </text:list-level-style-number>
      <text:list-level-style-number text:level="6" text:style-name="List2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2Level6" style:num-suffix="." style:num-format="1">
        <style:list-level-properties text:space-before="3.25in" text:min-label-width="0.25in"/>
      </text:list-level-style-number>
      <text:list-level-style-number text:level="8" text:style-name="List2Level7" style:num-suffix="." style:num-format="a">
        <style:list-level-properties text:space-before="3.75in" text:min-label-width="0.25in"/>
      </text:list-level-style-number>
      <text:list-level-style-number text:level="9" text:style-name="List2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number text:level="1" text:style-name="List3Level0" style:num-suffix="." style:num-format="1">
        <style:list-level-properties text:space-before="0.25in" text:min-label-width="0.25in"/>
      </text:list-level-style-number>
      <text:list-level-style-number text:level="2" text:style-name="List3Level1" style:num-suffix="." style:num-format="a">
        <style:list-level-properties text:space-before="0.75in" text:min-label-width="0.25in"/>
      </text:list-level-style-number>
      <text:list-level-style-number text:level="3" text:style-name="List3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3Level3" style:num-suffix="." style:num-format="1">
        <style:list-level-properties text:space-before="1.75in" text:min-label-width="0.25in"/>
      </text:list-level-style-number>
      <text:list-level-style-number text:level="5" text:style-name="List3Level4" style:num-suffix="." style:num-format="a">
        <style:list-level-properties text:space-before="2.25in" text:min-label-width="0.25in"/>
      </text:list-level-style-number>
      <text:list-level-style-number text:level="6" text:style-name="List3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3Level6" style:num-suffix="." style:num-format="1">
        <style:list-level-properties text:space-before="3.25in" text:min-label-width="0.25in"/>
      </text:list-level-style-number>
      <text:list-level-style-number text:level="8" text:style-name="List3Level7" style:num-suffix="." style:num-format="a">
        <style:list-level-properties text:space-before="3.75in" text:min-label-width="0.25in"/>
      </text:list-level-style-number>
      <text:list-level-style-number text:level="9" text:style-name="List3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space-before="0.25in" text:min-label-width="0.25in"/>
      </text:list-level-style-number>
      <text:list-level-style-number text:level="2" text:style-name="List4Level1" style:num-suffix="." style:num-format="a">
        <style:list-level-properties text:space-before="0.75in" text:min-label-width="0.25in"/>
      </text:list-level-style-number>
      <text:list-level-style-number text:level="3" text:style-name="List4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4Level3" style:num-suffix="." style:num-format="1">
        <style:list-level-properties text:space-before="1.75in" text:min-label-width="0.25in"/>
      </text:list-level-style-number>
      <text:list-level-style-number text:level="5" text:style-name="List4Level4" style:num-suffix="." style:num-format="a">
        <style:list-level-properties text:space-before="2.25in" text:min-label-width="0.25in"/>
      </text:list-level-style-number>
      <text:list-level-style-number text:level="6" text:style-name="List4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4Level6" style:num-suffix="." style:num-format="1">
        <style:list-level-properties text:space-before="3.25in" text:min-label-width="0.25in"/>
      </text:list-level-style-number>
      <text:list-level-style-number text:level="8" text:style-name="List4Level7" style:num-suffix="." style:num-format="a">
        <style:list-level-properties text:space-before="3.75in" text:min-label-width="0.25in"/>
      </text:list-level-style-number>
      <text:list-level-style-number text:level="9" text:style-name="List4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number text:level="1" text:style-name="List5Level0" style:num-suffix="." style:num-format="1">
        <style:list-level-properties text:space-before="0.25in" text:min-label-width="0.25in"/>
      </text:list-level-style-number>
      <text:list-level-style-number text:level="2" text:style-name="List5Level1" style:num-suffix="." style:num-format="a">
        <style:list-level-properties text:space-before="0.75in" text:min-label-width="0.25in"/>
      </text:list-level-style-number>
      <text:list-level-style-number text:level="3" text:style-name="List5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5Level3" style:num-suffix="." style:num-format="1">
        <style:list-level-properties text:space-before="1.75in" text:min-label-width="0.25in"/>
      </text:list-level-style-number>
      <text:list-level-style-number text:level="5" text:style-name="List5Level4" style:num-suffix="." style:num-format="a">
        <style:list-level-properties text:space-before="2.25in" text:min-label-width="0.25in"/>
      </text:list-level-style-number>
      <text:list-level-style-number text:level="6" text:style-name="List5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5Level6" style:num-suffix="." style:num-format="1">
        <style:list-level-properties text:space-before="3.25in" text:min-label-width="0.25in"/>
      </text:list-level-style-number>
      <text:list-level-style-number text:level="8" text:style-name="List5Level7" style:num-suffix="." style:num-format="a">
        <style:list-level-properties text:space-before="3.75in" text:min-label-width="0.25in"/>
      </text:list-level-style-number>
      <text:list-level-style-number text:level="9" text:style-name="List5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number text:level="1" text:style-name="List6Level0" style:num-suffix="." style:num-format="1">
        <style:list-level-properties text:space-before="0.25in" text:min-label-width="0.25in"/>
      </text:list-level-style-number>
      <text:list-level-style-number text:level="2" text:style-name="List6Level1" style:num-suffix="." style:num-format="a">
        <style:list-level-properties text:space-before="0.75in" text:min-label-width="0.25in"/>
      </text:list-level-style-number>
      <text:list-level-style-number text:level="3" text:style-name="List6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6Level3" style:num-suffix="." style:num-format="1">
        <style:list-level-properties text:space-before="1.75in" text:min-label-width="0.25in"/>
      </text:list-level-style-number>
      <text:list-level-style-number text:level="5" text:style-name="List6Level4" style:num-suffix="." style:num-format="a">
        <style:list-level-properties text:space-before="2.25in" text:min-label-width="0.25in"/>
      </text:list-level-style-number>
      <text:list-level-style-number text:level="6" text:style-name="List6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6Level6" style:num-suffix="." style:num-format="1">
        <style:list-level-properties text:space-before="3.25in" text:min-label-width="0.25in"/>
      </text:list-level-style-number>
      <text:list-level-style-number text:level="8" text:style-name="List6Level7" style:num-suffix="." style:num-format="a">
        <style:list-level-properties text:space-before="3.75in" text:min-label-width="0.25in"/>
      </text:list-level-style-number>
      <text:list-level-style-number text:level="9" text:style-name="List6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25in" text:min-label-width="0.25in"/>
      </text:list-level-style-number>
      <text:list-level-style-number text:level="2" text:style-name="List7Level1" style:num-suffix="." style:num-format="a">
        <style:list-level-properties text:space-before="0.75in" text:min-label-width="0.25in"/>
      </text:list-level-style-number>
      <text:list-level-style-number text:level="3" text:style-name="List7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7Level3" style:num-suffix="." style:num-format="1">
        <style:list-level-properties text:space-before="1.75in" text:min-label-width="0.25in"/>
      </text:list-level-style-number>
      <text:list-level-style-number text:level="5" text:style-name="List7Level4" style:num-suffix="." style:num-format="a">
        <style:list-level-properties text:space-before="2.25in" text:min-label-width="0.25in"/>
      </text:list-level-style-number>
      <text:list-level-style-number text:level="6" text:style-name="List7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7Level6" style:num-suffix="." style:num-format="1">
        <style:list-level-properties text:space-before="3.25in" text:min-label-width="0.25in"/>
      </text:list-level-style-number>
      <text:list-level-style-number text:level="8" text:style-name="List7Level7" style:num-suffix="." style:num-format="a">
        <style:list-level-properties text:space-before="3.75in" text:min-label-width="0.25in"/>
      </text:list-level-style-number>
      <text:list-level-style-number text:level="9" text:style-name="List7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6</meta:editing-cycles>
    <dc:date>2017-03-24T00:29:47.110892996</dc:date>
    <meta:editing-duration>PT1H55M47S</meta:editing-duration>
    <meta:document-statistic meta:table-count="0" meta:image-count="0" meta:object-count="0" meta:page-count="2" meta:paragraph-count="38" meta:word-count="325" meta:character-count="1868" meta:non-whitespace-character-count="1600"/>
  </office:meta>
</office:document-meta>
</file>